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ucida Sans1" svg:font-family="'Lucida Sans'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1874in"/>
      <style:text-properties fo:color="#2e2d2d" style:font-name="Arial1" fo:font-size="9pt"/>
    </style:style>
    <style:style style:name="P2" style:family="paragraph" style:parent-style-name="Text_20_body">
      <style:paragraph-properties style:line-height-at-least="0.1874in"/>
      <style:text-properties fo:color="#2e2d2d"/>
    </style:style>
    <style:style style:name="P3" style:family="paragraph" style:parent-style-name="Text_20_body">
      <style:paragraph-properties style:line-height-at-least="0.1874in"/>
    </style:style>
    <style:style style:name="T1" style:family="text">
      <style:text-properties fo:font-weight="bold"/>
    </style:style>
    <style:style style:name="T2" style:family="text">
      <style:text-properties fo:color="#2e2d2d" style:font-name="Arial1" fo:font-size="9pt"/>
    </style:style>
    <style:style style:name="T3" style:family="text">
      <style:text-properties fo:color="#2e2d2d" style:font-name="Arial1" fo:font-size="9pt" fo:font-weight="bold"/>
    </style:style>
    <style:style style:name="T4" style:family="text">
      <style:text-properties style:font-name="Arial1" fo:font-size="9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12-04-13T13:05:40</dc:date><text:p>&lt;!--[if !mso]&gt;</text:p><text:p>&lt;style&gt;</text:p><text:p>v\:* {behavior:url(#default#VML);}</text:p><text:p>o\:* {behavior:url(#default#VML);}</text:p><text:p>w\:* {behavior:url(#default#VML);}</text:p><text:p>.shape {behavior:url(#default#VML);}</text:p><text:p>&lt;/style&gt;</text:p><text:p>&lt;![endif]--&gt;</text:p></office:annotation><office:annotation><dc:date>2012-04-13T13:05:40</dc:date><text:p>&lt;!--[if gte mso 9]&gt;&lt;xml&gt;</text:p><text:p><text:s/>&lt;o:OfficeDocumentSettings&gt;</text:p><text:p><text:s text:c="2"/>&lt;o:AllowPNG/&gt;</text:p><text:p><text:s/>&lt;/o:OfficeDocumentSettings&gt;</text:p><text:p>&lt;/xml&gt;&lt;![endif]--&gt;</text:p></office:annotation><office:annotation><dc:date>2012-04-13T13:05:40</dc:date><text:p>&lt;!--[if gte mso 9]&gt;&lt;xml&gt;</text:p><text:p><text:s/>&lt;w:WordDocument&gt;</text:p><text:p><text:s text:c="2"/>&lt;w:View&gt;Normal&lt;/w:View&gt;</text:p><text:p><text:s text:c="2"/>&lt;w:Zoom&gt;0&lt;/w:Zoom&gt;</text:p><text:p><text:s text:c="2"/>&lt;w:TrackMoves&gt;false&lt;/w:TrackMoves&gt;</text:p><text:p><text:s text:c="2"/>&lt;w:TrackFormatting/&gt;</text:p><text:p><text:s text:c="2"/>&lt;w:PunctuationKerning/&gt;</text:p><text:p><text:s text:c="2"/>&lt;w:ValidateAgainstSchemas/&gt;</text:p><text:p><text:s text:c="2"/>&lt;w:SaveIfXMLInvalid&gt;false&lt;/w:SaveIfXMLInvalid&gt;</text:p><text:p><text:s text:c="2"/>&lt;w:IgnoreMixedContent&gt;false&lt;/w:IgnoreMixedContent&gt;</text:p><text:p><text:s text:c="2"/>&lt;w:AlwaysShowPlaceholderText&gt;false&lt;/w:AlwaysShowPlaceholderText&gt;</text:p><text:p><text:s text:c="2"/>&lt;w:DoNotPromoteQF/&gt;</text:p><text:p><text:s text:c="2"/>&lt;w:LidThemeOther&gt;EN-US&lt;/w:LidThemeOther&gt;</text:p><text:p><text:s text:c="2"/>&lt;w:LidThemeAsian&gt;JA&lt;/w:LidThemeAsian&gt;</text:p><text:p><text:s text:c="2"/>&lt;w:LidThemeComplexScript&gt;X-NONE&lt;/w:LidThemeComplexScript&gt;</text:p><text:p><text:s text:c="2"/>&lt;w:Compatibility&gt;</text:p><text:p><text:s text:c="3"/>&lt;w:BreakWrappedTables/&gt;</text:p><text:p><text:s text:c="3"/>&lt;w:SnapToGridInCell/&gt;</text:p><text:p><text:s text:c="3"/>&lt;w:WrapTextWithPunct/&gt;</text:p><text:p><text:s text:c="3"/>&lt;w:UseAsianBreakRules/&gt;</text:p><text:p><text:s text:c="3"/>&lt;w:DontGrowAutofit/&gt;</text:p><text:p><text:s text:c="3"/>&lt;w:SplitPgBreakAndParaMark/&gt;</text:p><text:p><text:s text:c="3"/>&lt;w:EnableOpenTypeKerning/&gt;</text:p><text:p><text:s text:c="3"/>&lt;w:DontFlipMirrorIndents/&gt;</text:p><text:p><text:s text:c="3"/>&lt;w:OverrideTableStyleHps/&gt;</text:p><text:p><text:s text:c="3"/>&lt;w:UseFELayout/&gt;</text:p><text:p><text:s text:c="2"/>&lt;/w:Compatibility&gt;</text:p><text:p><text:s text:c="2"/>&lt;m:mathPr&gt;</text:p><text:p><text:s text:c="3"/>&lt;m:mathFont m:val="Cambria Math"/&gt;</text:p><text:p><text:s text:c="3"/>&lt;m:brkBin m:val="before"/&gt;</text:p><text:p><text:s text:c="3"/>&lt;m:brkBinSub m:val="&amp;#45;-"/&gt;</text:p><text:p><text:s text:c="3"/>&lt;m:smallFrac m:val="off"/&gt;</text:p><text:p><text:s text:c="3"/>&lt;m:dispDef/&gt;</text:p><text:p><text:s text:c="3"/>&lt;m:lMargin m:val="0"/&gt;</text:p><text:p><text:s text:c="3"/>&lt;m:rMargin m:val="0"/&gt;</text:p><text:p><text:s text:c="3"/>&lt;m:defJc m:val="centerGroup"/&gt;</text:p><text:p><text:s text:c="3"/>&lt;m:wrapIndent m:val="1440"/&gt;</text:p><text:p><text:s text:c="3"/>&lt;m:intLim m:val="subSup"/&gt;</text:p><text:p><text:s text:c="3"/>&lt;m:naryLim m:val="undOvr"/&gt;</text:p><text:p><text:s text:c="2"/>&lt;/m:mathPr&gt;&lt;/w:WordDocument&gt;</text:p><text:p>&lt;/xml&gt;&lt;![endif]--&gt;</text:p></office:annotation><office:annotation><dc:date>2012-04-13T13:05:40</dc:date><text:p>&lt;!--[if gte mso 9]&gt;&lt;xml&gt;</text:p><text:p><text:s/>&lt;w:LatentStyles DefLockedState="false" DefUnhideWhenUsed="true"</text:p><text:p><text:s text:c="2"/>DefSemiHidden="true" DefQFormat="false" DefPriority="99"</text:p><text:p><text:s text:c="2"/>LatentStyleCount="276"&gt;</text:p><text:p><text:s text:c="2"/>&lt;w:LsdException Locked="false" Priority="0" SemiHidden="false"</text:p><text:p><text:s text:c="3"/>UnhideWhenUsed="false" QFormat="true" Name="Normal"/&gt;</text:p><text:p><text:s text:c="2"/>&lt;w:LsdException Locked="false" Priority="9" SemiHidden="false"</text:p><text:p><text:s text:c="3"/>UnhideWhenUsed="false" QFormat="true" Name="heading 1"/&gt;</text:p><text:p><text:s text:c="2"/>&lt;w:LsdException Locked="false" Priority="9" QFormat="true" Name="heading 2"/&gt;</text:p><text:p><text:s text:c="2"/>&lt;w:LsdException Locked="false" Priority="9" QFormat="true" Name="heading 3"/&gt;</text:p><text:p><text:s text:c="2"/>&lt;w:LsdException Locked="false" Priority="9" QFormat="true" Name="heading 4"/&gt;</text:p><text:p><text:s text:c="2"/>&lt;w:LsdException Locked="false" Priority="9" QFormat="true" Name="heading 5"/&gt;</text:p><text:p><text:s text:c="2"/>&lt;w:LsdException Locked="false" Priority="9" QFormat="true" Name="heading 6"/&gt;</text:p><text:p><text:s text:c="2"/>&lt;w:LsdException Locked="false" Priority="9" QFormat="true" Name="heading 7"/&gt;</text:p><text:p><text:s text:c="2"/>&lt;w:LsdException Locked="false" Priority="9" QFormat="true" Name="heading 8"/&gt;</text:p><text:p><text:s text:c="2"/>&lt;w:LsdException Locked="false" Priority="9" QFormat="true" Name="heading 9"/&gt;</text:p><text:p><text:s text:c="2"/>&lt;w:LsdException Locked="false" Priority="39" Name="toc 1"/&gt;</text:p><text:p><text:s text:c="2"/>&lt;w:LsdException Locked="false" Priority="39" Name="toc 2"/&gt;</text:p><text:p><text:s text:c="2"/>&lt;w:LsdException Locked="false" Priority="39" Name="toc 3"/&gt;</text:p><text:p><text:s text:c="2"/>&lt;w:LsdException Locked="false" Priority="39" Name="toc 4"/&gt;</text:p><text:p><text:s text:c="2"/>&lt;w:LsdException Locked="false" Priority="39" Name="toc 5"/&gt;</text:p><text:p><text:s text:c="2"/>&lt;w:LsdException Locked="false" Priority="39" Name="toc 6"/&gt;</text:p><text:p><text:s text:c="2"/>&lt;w:LsdException Locked="false" Priority="39" Name="toc 7"/&gt;</text:p><text:p><text:s text:c="2"/>&lt;w:LsdException Locked="false" Priority="39" Name="toc 8"/&gt;</text:p><text:p><text:s text:c="2"/>&lt;w:LsdException Locked="false" Priority="39" Name="toc 9"/&gt;</text:p><text:p><text:s text:c="2"/>&lt;w:LsdException Locked="false" Priority="35" QFormat="true" Name="caption"/&gt;</text:p><text:p><text:s text:c="2"/>&lt;w:LsdException Locked="false" Priority="10" SemiHidden="false"</text:p><text:p><text:s text:c="3"/>UnhideWhenUsed="false" QFormat="true" Name="Title"/&gt;</text:p><text:p><text:s text:c="2"/>&lt;w:LsdException Locked="false" Priority="1" Name="Default Paragraph Font"/&gt;</text:p><text:p><text:s text:c="2"/>&lt;w:LsdException Locked="false" Priority="11" SemiHidden="false"</text:p><text:p><text:s text:c="3"/>UnhideWhenUsed="false" QFormat="true" Name="Subtitle"/&gt;</text:p><text:p><text:s text:c="2"/>&lt;w:LsdException Locked="false" Priority="22" SemiHidden="false"</text:p><text:p><text:s text:c="3"/>UnhideWhenUsed="false" QFormat="true" Name="Strong"/&gt;</text:p><text:p><text:s text:c="2"/>&lt;w:LsdException Locked="false" Priority="20" SemiHidden="false"</text:p><text:p><text:s text:c="3"/>UnhideWhenUsed="false" QFormat="true" Name="Emphasis"/&gt;</text:p><text:p><text:s text:c="2"/>&lt;w:LsdException Locked="false" Priority="59" SemiHidden="false"</text:p><text:p><text:s text:c="3"/>UnhideWhenUsed="false" Name="Table Grid"/&gt;</text:p><text:p><text:s text:c="2"/>&lt;w:LsdException Locked="false" UnhideWhenUsed="false" Name="Placeholder Text"/&gt;</text:p><text:p><text:s text:c="2"/>&lt;w:LsdException Locked="false" Priority="1" SemiHidden="false"</text:p><text:p><text:s text:c="3"/>UnhideWhenUsed="false" QFormat="true" Name="No Spacing"/&gt;</text:p><text:p><text:s text:c="2"/>&lt;w:LsdException Locked="false" Priority="60" SemiHidden="false"</text:p><text:p><text:s text:c="3"/>UnhideWhenUsed="false" Name="Light Shading"/&gt;</text:p><text:p><text:s text:c="2"/>&lt;w:LsdException Locked="false" Priority="61" SemiHidden="false"</text:p><text:p><text:s text:c="3"/>UnhideWhenUsed="false" Name="Light List"/&gt;</text:p><text:p><text:s text:c="2"/>&lt;w:LsdException Locked="false" Priority="62" SemiHidden="false"</text:p><text:p><text:s text:c="3"/>UnhideWhenUsed="false" Name="Light Grid"/&gt;</text:p><text:p><text:s text:c="2"/>&lt;w:LsdException Locked="false" Priority="63" SemiHidden="false"</text:p><text:p><text:s text:c="3"/>UnhideWhenUsed="false" Name="Medium Shading 1"/&gt;</text:p><text:p><text:s text:c="2"/>&lt;w:LsdException Locked="false" Priority="64" SemiHidden="false"</text:p><text:p><text:s text:c="3"/>UnhideWhenUsed="false" Name="Medium Shading 2"/&gt;</text:p><text:p><text:s text:c="2"/>&lt;w:LsdException Locked="false" Priority="65" SemiHidden="false"</text:p><text:p><text:s text:c="3"/>UnhideWhenUsed="false" Name="Medium List 1"/&gt;</text:p><text:p><text:s text:c="2"/>&lt;w:LsdException Locked="false" Priority="66" SemiHidden="false"</text:p><text:p><text:s text:c="3"/>UnhideWhenUsed="false" Name="Medium List 2"/&gt;</text:p><text:p><text:s text:c="2"/>&lt;w:LsdException Locked="false" Priority="67" SemiHidden="false"</text:p><text:p><text:s text:c="3"/>UnhideWhenUsed="false" Name="Medium Grid 1"/&gt;</text:p><text:p><text:s text:c="2"/>&lt;w:LsdException Locked="false" Priority="68" SemiHidden="false"</text:p><text:p><text:s text:c="3"/>UnhideWhenUsed="false" Name="Medium Grid 2"/&gt;</text:p><text:p><text:s text:c="2"/>&lt;w:LsdException Locked="false" Priority="69" SemiHidden="false"</text:p><text:p><text:s text:c="3"/>UnhideWhenUsed="false" Name="Medium Grid 3"/&gt;</text:p><text:p><text:s text:c="2"/>&lt;w:LsdException Locked="false" Priority="70" SemiHidden="false"</text:p><text:p><text:s text:c="3"/>UnhideWhenUsed="false" Name="Dark List"/&gt;</text:p><text:p><text:s text:c="2"/>&lt;w:LsdException Locked="false" Priority="71" SemiHidden="false"</text:p><text:p><text:s text:c="3"/>UnhideWhenUsed="false" Name="Colorful Shading"/&gt;</text:p><text:p><text:s text:c="2"/>&lt;w:LsdException Locked="false" Priority="72" SemiHidden="false"</text:p><text:p><text:s text:c="3"/>UnhideWhenUsed="false" Name="Colorful List"/&gt;</text:p><text:p><text:s text:c="2"/>&lt;w:LsdException Locked="false" Priority="73" SemiHidden="false"</text:p><text:p><text:s text:c="3"/>UnhideWhenUsed="false" Name="Colorful Grid"/&gt;</text:p><text:p><text:s text:c="2"/>&lt;w:LsdException Locked="false" Priority="60" SemiHidden="false"</text:p><text:p><text:s text:c="3"/>UnhideWhenUsed="false" Name="Light Shading Accent 1"/&gt;</text:p><text:p><text:s text:c="2"/>&lt;w:LsdException Locked="false" Priority="61" SemiHidden="false"</text:p><text:p><text:s text:c="3"/>UnhideWhenUsed="false" Name="Light List Accent 1"/&gt;</text:p><text:p><text:s text:c="2"/>&lt;w:LsdException Locked="false" Priority="62" SemiHidden="false"</text:p><text:p><text:s text:c="3"/>UnhideWhenUsed="false" Name="Light Grid Accent 1"/&gt;</text:p><text:p><text:s text:c="2"/>&lt;w:LsdException Locked="false" Priority="63" SemiHidden="false"</text:p><text:p><text:s text:c="3"/>UnhideWhenUsed="false" Name="Medium Shading 1 Accent 1"/&gt;</text:p><text:p><text:s text:c="2"/>&lt;w:LsdException Locked="false" Priority="64" SemiHidden="false"</text:p><text:p><text:s text:c="3"/>UnhideWhenUsed="false" Name="Medium Shading 2 Accent 1"/&gt;</text:p><text:p><text:s text:c="2"/>&lt;w:LsdException Locked="false" Priority="65" SemiHidden="false"</text:p><text:p><text:s text:c="3"/>UnhideWhenUsed="false" Name="Medium List 1 Accent 1"/&gt;</text:p><text:p><text:s text:c="2"/>&lt;w:LsdException Locked="false" UnhideWhenUsed="false" Name="Revision"/&gt;</text:p><text:p><text:s text:c="2"/>&lt;w:LsdException Locked="false" Priority="34" SemiHidden="false"</text:p><text:p><text:s text:c="3"/>UnhideWhenUsed="false" QFormat="true" Name="List Paragraph"/&gt;</text:p><text:p><text:s text:c="2"/>&lt;w:LsdException Locked="false" Priority="29" SemiHidden="false"</text:p><text:p><text:s text:c="3"/>UnhideWhenUsed="false" QFormat="true" Name="Quote"/&gt;</text:p><text:p><text:s text:c="2"/>&lt;w:LsdException Locked="false" Priority="30" SemiHidden="false"</text:p><text:p><text:s text:c="3"/>UnhideWhenUsed="false" QFormat="true" Name="Intense Quote"/&gt;</text:p><text:p><text:s text:c="2"/>&lt;w:LsdException Locked="false" Priority="66" SemiHidden="false"</text:p><text:p><text:s text:c="3"/>UnhideWhenUsed="false" Name="Medium List 2 Accent 1"/&gt;</text:p><text:p><text:s text:c="2"/>&lt;w:LsdException Locked="false" Priority="67" SemiHidden="false"</text:p><text:p><text:s text:c="3"/>UnhideWhenUsed="false" Name="Medium Grid 1 Accent 1"/&gt;</text:p><text:p><text:s text:c="2"/>&lt;w:LsdException Locked="false" Priority="68" SemiHidden="false"</text:p><text:p><text:s text:c="3"/>UnhideWhenUsed="false" Name="Medium Grid 2 Accent 1"/&gt;</text:p><text:p><text:s text:c="2"/>&lt;w:LsdException Locked="false" Priority="69" SemiHidden="false"</text:p><text:p><text:s text:c="3"/>UnhideWhenUsed="false" Name="Medium Grid 3 Accent 1"/&gt;</text:p><text:p><text:s text:c="2"/>&lt;w:LsdException Locked="false" Priority="70" SemiHidden="false"</text:p><text:p><text:s text:c="3"/>UnhideWhenUsed="false" Name="Dark List Accent 1"/&gt;</text:p><text:p><text:s text:c="2"/>&lt;w:LsdException Locked="false" Priority="71" SemiHidden="false"</text:p><text:p><text:s text:c="3"/>UnhideWhenUsed="false" Name="Colorful Shading Accent 1"/&gt;</text:p><text:p><text:s text:c="2"/>&lt;w:LsdException Locked="false" Priority="72" SemiHidden="false"</text:p><text:p><text:s text:c="3"/>UnhideWhenUsed="false" Name="Colorful List Accent 1"/&gt;</text:p><text:p><text:s text:c="2"/>&lt;w:LsdException Locked="false" Priority="73" SemiHidden="false"</text:p><text:p><text:s text:c="3"/>UnhideWhenUsed="false" Name="Colorful Grid Accent 1"/&gt;</text:p><text:p><text:s text:c="2"/>&lt;w:LsdException Locked="false" Priority="60" SemiHidden="false"</text:p><text:p><text:s text:c="3"/>UnhideWhenUsed="false" Name="Light Shading Accent 2"/&gt;</text:p><text:p><text:s text:c="2"/>&lt;w:LsdException Locked="false" Priority="61" SemiHidden="false"</text:p><text:p><text:s text:c="3"/>UnhideWhenUsed="false" Name="Light List Accent 2"/&gt;</text:p><text:p><text:s text:c="2"/>&lt;w:LsdException Locked="false" Priority="62" SemiHidden="false"</text:p><text:p><text:s text:c="3"/>UnhideWhenUsed="false" Name="Light Grid Accent 2"/&gt;</text:p><text:p><text:s text:c="2"/>&lt;w:LsdException Locked="false" Priority="63" SemiHidden="false"</text:p><text:p><text:s text:c="3"/>UnhideWhenUsed="false" Name="Medium Shading 1 Accent 2"/&gt;</text:p><text:p><text:s text:c="2"/>&lt;w:LsdException Locked="false" Priority="64" SemiHidden="false"</text:p><text:p><text:s text:c="3"/>UnhideWhenUsed="false" Name="Medium Shading 2 Accent 2"/&gt;</text:p><text:p><text:s text:c="2"/>&lt;w:LsdException Locked="false" Priority="65" SemiHidden="false"</text:p><text:p><text:s text:c="3"/>UnhideWhenUsed="false" Name="Medium List 1 Accent 2"/&gt;</text:p><text:p><text:s text:c="2"/>&lt;w:LsdException Locked="false" Priority="66" SemiHidden="false"</text:p><text:p><text:s text:c="3"/>UnhideWhenUsed="false" Name="Medium List 2 Accent 2"/&gt;</text:p><text:p><text:s text:c="2"/>&lt;w:LsdException Locked="false" Priority="67" SemiHidden="false"</text:p><text:p><text:s text:c="3"/>UnhideWhenUsed="false" Name="Medium Grid 1 Accent 2"/&gt;</text:p><text:p><text:s text:c="2"/>&lt;w:LsdException Locked="false" Priority="68" SemiHidden="false"</text:p><text:p><text:s text:c="3"/>UnhideWhenUsed="false" Name="Medium Grid 2 Accent 2"/&gt;</text:p><text:p><text:s text:c="2"/>&lt;w:LsdException Locked="false" Priority="69" SemiHidden="false"</text:p><text:p><text:s text:c="3"/>UnhideWhenUsed="false" Name="Medium Grid 3 Accent 2"/&gt;</text:p><text:p><text:s text:c="2"/>&lt;w:LsdException Locked="false" Priority="70" SemiHidden="false"</text:p><text:p><text:s text:c="3"/>UnhideWhenUsed="false" Name="Dark List Accent 2"/&gt;</text:p><text:p><text:s text:c="2"/>&lt;w:LsdException Locked="false" Priority="71" SemiHidden="false"</text:p><text:p><text:s text:c="3"/>UnhideWhenUsed="false" Name="Colorful Shading Accent 2"/&gt;</text:p><text:p><text:s text:c="2"/>&lt;w:LsdException Locked="false" Priority="72" SemiHidden="false"</text:p><text:p><text:s text:c="3"/>UnhideWhenUsed="false" Name="Colorful List Accent 2"/&gt;</text:p><text:p><text:s text:c="2"/>&lt;w:LsdException Locked="false" Priority="73" SemiHidden="false"</text:p><text:p><text:s text:c="3"/>UnhideWhenUsed="false" Name="Colorful Grid Accent 2"/&gt;</text:p><text:p><text:s text:c="2"/>&lt;w:LsdException Locked="false" Priority="60" SemiHidden="false"</text:p><text:p><text:s text:c="3"/>UnhideWhenUsed="false" Name="Light Shading Accent 3"/&gt;</text:p><text:p><text:s text:c="2"/>&lt;w:LsdException Locked="false" Priority="61" SemiHidden="false"</text:p><text:p><text:s text:c="3"/>UnhideWhenUsed="false" Name="Light List Accent 3"/&gt;</text:p><text:p><text:s text:c="2"/>&lt;w:LsdException Locked="false" Priority="62" SemiHidden="false"</text:p><text:p><text:s text:c="3"/>UnhideWhenUsed="false" Name="Light Grid Accent 3"/&gt;</text:p><text:p><text:s text:c="2"/>&lt;w:LsdException Locked="false" Priority="63" SemiHidden="false"</text:p><text:p><text:s text:c="3"/>UnhideWhenUsed="false" Name="Medium Shading 1 Accent 3"/&gt;</text:p><text:p><text:s text:c="2"/>&lt;w:LsdException Locked="false" Priority="64" SemiHidden="false"</text:p><text:p><text:s text:c="3"/>UnhideWhenUsed="false" Name="Medium Shading 2 Accent 3"/&gt;</text:p><text:p><text:s text:c="2"/>&lt;w:LsdException Locked="false" Priority="65" SemiHidden="false"</text:p><text:p><text:s text:c="3"/>UnhideWhenUsed="false" Name="Medium List 1 Accent 3"/&gt;</text:p><text:p><text:s text:c="2"/>&lt;w:LsdException Locked="false" Priority="66" SemiHidden="false"</text:p><text:p><text:s text:c="3"/>UnhideWhenUsed="false" Name="Medium List 2 Accent 3"/&gt;</text:p><text:p><text:s text:c="2"/>&lt;w:LsdException Locked="false" Priority="67" SemiHidden="false"</text:p><text:p><text:s text:c="3"/>UnhideWhenUsed="false" Name="Medium Grid 1 Accent 3"/&gt;</text:p><text:p><text:s text:c="2"/>&lt;w:LsdException Locked="false" Priority="68" SemiHidden="false"</text:p><text:p><text:s text:c="3"/>UnhideWhenUsed="false" Name="Medium Grid 2 Accent 3"/&gt;</text:p><text:p><text:s text:c="2"/>&lt;w:LsdException Locked="false" Priority="69" SemiHidden="false"</text:p><text:p><text:s text:c="3"/>UnhideWhenUsed="false" Name="Medium Grid 3 Accent 3"/&gt;</text:p><text:p><text:s text:c="2"/>&lt;w:LsdException Locked="false" Priority="70" SemiHidden="false"</text:p><text:p><text:s text:c="3"/>UnhideWhenUsed="false" Name="Dark List Accent 3"/&gt;</text:p><text:p><text:s text:c="2"/>&lt;w:LsdException Locked="false" Priority="71" SemiHidden="false"</text:p><text:p><text:s text:c="3"/>UnhideWhenUsed="false" Name="Colorful Shading Accent 3"/&gt;</text:p><text:p><text:s text:c="2"/>&lt;w:LsdException Locked="false" Priority="72" SemiHidden="false"</text:p><text:p><text:s text:c="3"/>UnhideWhenUsed="false" Name="Colorful List Accent 3"/&gt;</text:p><text:p><text:s text:c="2"/>&lt;w:LsdException Locked="false" Priority="73" SemiHidden="false"</text:p><text:p><text:s text:c="3"/>UnhideWhenUsed="false" Name="Colorful Grid Accent 3"/&gt;</text:p><text:p><text:s text:c="2"/>&lt;w:LsdException Locked="false" Priority="60" SemiHidden="false"</text:p><text:p><text:s text:c="3"/>UnhideWhenUsed="false" Name="Light Shading Accent 4"/&gt;</text:p><text:p><text:s text:c="2"/>&lt;w:LsdException Locked="false" Priority="61" SemiHidden="false"</text:p><text:p><text:s text:c="3"/>UnhideWhenUsed="false" Name="Light List Accent 4"/&gt;</text:p><text:p><text:s text:c="2"/>&lt;w:LsdException Locked="false" Priority="62" SemiHidden="false"</text:p><text:p><text:s text:c="3"/>UnhideWhenUsed="false" Name="Light Grid Accent 4"/&gt;</text:p><text:p><text:s text:c="2"/>&lt;w:LsdException Locked="false" Priority="63" SemiHidden="false"</text:p><text:p><text:s text:c="3"/>UnhideWhenUsed="false" Name="Medium Shading 1 Accent 4"/&gt;</text:p><text:p><text:s text:c="2"/>&lt;w:LsdException Locked="false" Priority="64" SemiHidden="false"</text:p><text:p><text:s text:c="3"/>UnhideWhenUsed="false" Name="Medium Shading 2 Accent 4"/&gt;</text:p><text:p><text:s text:c="2"/>&lt;w:LsdException Locked="false" Priority="65" SemiHidden="false"</text:p><text:p><text:s text:c="3"/>UnhideWhenUsed="false" Name="Medium List 1 Accent 4"/&gt;</text:p><text:p><text:s text:c="2"/>&lt;w:LsdException Locked="false" Priority="66" SemiHidden="false"</text:p><text:p><text:s text:c="3"/>UnhideWhenUsed="false" Name="Medium List 2 Accent 4"/&gt;</text:p><text:p><text:s text:c="2"/>&lt;w:LsdException Locked="false" Priority="67" SemiHidden="false"</text:p><text:p><text:s text:c="3"/>UnhideWhenUsed="false" Name="Medium Grid 1 Accent 4"/&gt;</text:p><text:p><text:s text:c="2"/>&lt;w:LsdException Locked="false" Priority="68" SemiHidden="false"</text:p><text:p><text:s text:c="3"/>UnhideWhenUsed="false" Name="Medium Grid 2 Accent 4"/&gt;</text:p><text:p><text:s text:c="2"/>&lt;w:LsdException Locked="false" Priority="69" SemiHidden="false"</text:p><text:p><text:s text:c="3"/>UnhideWhenUsed="false" Name="Medium Grid 3 Accent 4"/&gt;</text:p><text:p><text:s text:c="2"/>&lt;w:LsdException Locked="false" Priority="70" SemiHidden="false"</text:p><text:p><text:s text:c="3"/>UnhideWhenUsed="false" Name="Dark List Accent 4"/&gt;</text:p><text:p><text:s text:c="2"/>&lt;w:LsdException Locked="false" Priority="71" SemiHidden="false"</text:p><text:p><text:s text:c="3"/>UnhideWhenUsed="false" Name="Colorful Shading Accent 4"/&gt;</text:p><text:p><text:s text:c="2"/>&lt;w:LsdException Locked="false" Priority="72" SemiHidden="false"</text:p><text:p><text:s text:c="3"/>UnhideWhenUsed="false" Name="Colorful List Accent 4"/&gt;</text:p><text:p><text:s text:c="2"/>&lt;w:LsdException Locked="false" Priority="73" SemiHidden="false"</text:p><text:p><text:s text:c="3"/>UnhideWhenUsed="false" Name="Colorful Grid Accent 4"/&gt;</text:p><text:p><text:s text:c="2"/>&lt;w:LsdException Locked="false" Priority="60" SemiHidden="false"</text:p><text:p><text:s text:c="3"/>UnhideWhenUsed="false" Name="Light Shading Accent 5"/&gt;</text:p><text:p><text:s text:c="2"/>&lt;w:LsdException Locked="false" Priority="61" SemiHidden="false"</text:p><text:p><text:s text:c="3"/>UnhideWhenUsed="false" Name="Light List Accent 5"/&gt;</text:p><text:p><text:s text:c="2"/>&lt;w:LsdException Locked="false" Priority="62" SemiHidden="false"</text:p><text:p><text:s text:c="3"/>UnhideWhenUsed="false" Name="Light Grid Accent 5"/&gt;</text:p><text:p><text:s text:c="2"/>&lt;w:LsdException Locked="false" Priority="63" SemiHidden="false"</text:p><text:p><text:s text:c="3"/>UnhideWhenUsed="false" Name="Medium Shading 1 Accent 5"/&gt;</text:p><text:p><text:s text:c="2"/>&lt;w:LsdException Locked="false" Priority="64" SemiHidden="false"</text:p><text:p><text:s text:c="3"/>UnhideWhenUsed="false" Name="Medium Shading 2 Accent 5"/&gt;</text:p><text:p><text:s text:c="2"/>&lt;w:LsdException Locked="false" Priority="65" SemiHidden="false"</text:p><text:p><text:s text:c="3"/>UnhideWhenUsed="false" Name="Medium List 1 Accent 5"/&gt;</text:p><text:p><text:s text:c="2"/>&lt;w:LsdException Locked="false" Priority="66" SemiHidden="false"</text:p><text:p><text:s text:c="3"/>UnhideWhenUsed="false" Name="Medium List 2 Accent 5"/&gt;</text:p><text:p><text:s text:c="2"/>&lt;w:LsdException Locked="false" Priority="67" SemiHidden="false"</text:p><text:p><text:s text:c="3"/>UnhideWhenUsed="false" Name="Medium Grid 1 Accent 5"/&gt;</text:p><text:p><text:s text:c="2"/>&lt;w:LsdException Locked="false" Priority="68" SemiHidden="false"</text:p><text:p><text:s text:c="3"/>UnhideWhenUsed="false" Name="Medium Grid 2 Accent 5"/&gt;</text:p><text:p><text:s text:c="2"/>&lt;w:LsdException Locked="false" Priority="69" SemiHidden="false"</text:p><text:p><text:s text:c="3"/>UnhideWhenUsed="false" Name="Medium Grid 3 Accent 5"/&gt;</text:p><text:p><text:s text:c="2"/>&lt;w:LsdException Locked="false" Priority="70" SemiHidden="false"</text:p><text:p><text:s text:c="3"/>UnhideWhenUsed="false" Name="Dark List Accent 5"/&gt;</text:p><text:p><text:s text:c="2"/>&lt;w:LsdException Locked="false" Priority="71" SemiHidden="false"</text:p><text:p><text:s text:c="3"/>UnhideWhenUsed="false" Name="Colorful Shading Accent 5"/&gt;</text:p><text:p><text:s text:c="2"/>&lt;w:LsdException Locked="false" Priority="72" SemiHidden="false"</text:p><text:p><text:s text:c="3"/>UnhideWhenUsed="false" Name="Colorful List Accent 5"/&gt;</text:p><text:p><text:s text:c="2"/>&lt;w:LsdException Locked="false" Priority="73" SemiHidden="false"</text:p><text:p><text:s text:c="3"/>UnhideWhenUsed="false" Name="Colorful Grid Accent 5"/&gt;</text:p><text:p><text:s text:c="2"/>&lt;w:LsdException Locked="false" Priority="60" SemiHidden="false"</text:p><text:p><text:s text:c="3"/>UnhideWhenUsed="false" Name="Light Shading Accent 6"/&gt;</text:p><text:p><text:s text:c="2"/>&lt;w:LsdException Locked="false" Priority="61" SemiHidden="false"</text:p><text:p><text:s text:c="3"/>UnhideWhenUsed="false" Name="Light List Accent 6"/&gt;</text:p><text:p><text:s text:c="2"/>&lt;w:LsdException Locked="false" Priority="62" SemiHidden="false"</text:p><text:p><text:s text:c="3"/>UnhideWhenUsed="false" Name="Light Grid Accent 6"/&gt;</text:p><text:p><text:s text:c="2"/>&lt;w:LsdException Locked="false" Priority="63" SemiHidden="false"</text:p><text:p><text:s text:c="3"/>UnhideWhenUsed="false" Name="Medium Shading 1 Accent 6"/&gt;</text:p><text:p><text:s text:c="2"/>&lt;w:LsdException Locked="false" Priority="64" SemiHidden="false"</text:p><text:p><text:s text:c="3"/>UnhideWhenUsed="false" Name="Medium Shading 2 Accent 6"/&gt;</text:p><text:p><text:s text:c="2"/>&lt;w:LsdException Locked="false" Priority="65" SemiHidden="false"</text:p><text:p><text:s text:c="3"/>UnhideWhenUsed="false" Name="Medium List 1 Accent 6"/&gt;</text:p><text:p><text:s text:c="2"/>&lt;w:LsdException Locked="false" Priority="66" SemiHidden="false"</text:p><text:p><text:s text:c="3"/>UnhideWhenUsed="false" Name="Medium List 2 Accent 6"/&gt;</text:p><text:p><text:s text:c="2"/>&lt;w:LsdException Locked="false" Priority="67" SemiHidden="false"</text:p><text:p><text:s text:c="3"/>UnhideWhenUsed="false" Name="Medium Grid 1 Accent 6"/&gt;</text:p><text:p><text:s text:c="2"/>&lt;w:LsdException Locked="false" Priority="68" SemiHidden="false"</text:p><text:p><text:s text:c="3"/>UnhideWhenUsed="false" Name="Medium Grid 2 Accent 6"/&gt;</text:p><text:p><text:s text:c="2"/>&lt;w:LsdException Locked="false" Priority="69" SemiHidden="false"</text:p><text:p><text:s text:c="3"/>UnhideWhenUsed="false" Name="Medium Grid 3 Accent 6"/&gt;</text:p><text:p><text:s text:c="2"/>&lt;w:LsdException Locked="false" Priority="70" SemiHidden="false"</text:p><text:p><text:s text:c="3"/>UnhideWhenUsed="false" Name="Dark List Accent 6"/&gt;</text:p><text:p><text:s text:c="2"/>&lt;w:LsdException Locked="false" Priority="71" SemiHidden="false"</text:p><text:p><text:s text:c="3"/>UnhideWhenUsed="false" Name="Colorful Shading Accent 6"/&gt;</text:p><text:p><text:s text:c="2"/>&lt;w:LsdException Locked="false" Priority="72" SemiHidden="false"</text:p><text:p><text:s text:c="3"/>UnhideWhenUsed="false" Name="Colorful List Accent 6"/&gt;</text:p><text:p><text:s text:c="2"/>&lt;w:LsdException Locked="false" Priority="73" SemiHidden="false"</text:p><text:p><text:s text:c="3"/>UnhideWhenUsed="false" Name="Colorful Grid Accent 6"/&gt;</text:p><text:p><text:s text:c="2"/>&lt;w:LsdException Locked="false" Priority="19" SemiHidden="false"</text:p><text:p><text:s text:c="3"/>UnhideWhenUsed="false" QFormat="true" Name="Subtle Emphasis"/&gt;</text:p><text:p><text:s text:c="2"/>&lt;w:LsdException Locked="false" Priority="21" SemiHidden="false"</text:p><text:p><text:s text:c="3"/>UnhideWhenUsed="false" QFormat="true" Name="Intense Emphasis"/&gt;</text:p><text:p><text:s text:c="2"/>&lt;w:LsdException Locked="false" Priority="31" SemiHidden="false"</text:p><text:p><text:s text:c="3"/>UnhideWhenUsed="false" QFormat="true" Name="Subtle Reference"/&gt;</text:p><text:p><text:s text:c="2"/>&lt;w:LsdException Locked="false" Priority="32" SemiHidden="false"</text:p><text:p><text:s text:c="3"/>UnhideWhenUsed="false" QFormat="true" Name="Intense Reference"/&gt;</text:p><text:p><text:s text:c="2"/>&lt;w:LsdException Locked="false" Priority="33" SemiHidden="false"</text:p><text:p><text:s text:c="3"/>UnhideWhenUsed="false" QFormat="true" Name="Book Title"/&gt;</text:p><text:p><text:s text:c="2"/>&lt;w:LsdException Locked="false" Priority="37" Name="Bibliography"/&gt;</text:p><text:p><text:s text:c="2"/>&lt;w:LsdException Locked="false" Priority="39" QFormat="true" Name="TOC Heading"/&gt;</text:p><text:p><text:s/>&lt;/w:LatentStyles&gt;</text:p><text:p>&lt;/xml&gt;&lt;![endif]--&gt;</text:p></office:annotation><office:annotation><dc:date>2012-04-13T13:05:40</dc:date><text:p>&lt;!--[if gte mso 10]&gt;</text:p><text:p>&lt;style&gt;</text:p><text:p><text:s/>/* Style Definitions */</text:p><text:p>table.MsoNormalTable</text:p><text:p><text:tab/>{mso-style-name:"Table Normal";</text:p><text:p><text:tab/>mso-tstyle-rowband-size:0;</text:p><text:p><text:tab/>mso-tstyle-colband-size:0;</text:p><text:p><text:tab/>mso-style-noshow:yes;</text:p><text:p><text:tab/>mso-style-priority:99;</text:p><text:p><text:tab/>mso-style-parent:"";</text:p><text:p><text:tab/>mso-padding-alt:0cm 5.4pt 0cm 5.4pt;</text:p><text:p><text:tab/>mso-para-margin:0cm;</text:p><text:p><text:tab/>mso-para-margin-bottom:.0001pt;</text:p><text:p><text:tab/>mso-pagination:widow-orphan;</text:p><text:p><text:tab/>font-size:12.0pt;</text:p><text:p><text:tab/>font-family:Cambria;</text:p><text:p><text:tab/>mso-ascii-font-family:Cambria;</text:p><text:p><text:tab/>mso-ascii-theme-font:minor-latin;</text:p><text:p><text:tab/>mso-hansi-font-family:Cambria;</text:p><text:p><text:tab/>mso-hansi-theme-font:minor-latin;}</text:p><text:p>&lt;/style&gt;</text:p><text:p>&lt;![endif]--&gt;</text:p></office:annotation><office:annotation><dc:date>2012-04-13T13:05:40</dc:date><text:p>&lt;!--StartFragment--&gt;</text:p></office:annotation>1. Install a <text:span text:style-name="T1">Git</text:span>: http://book.git-scm.com/2_installing_git.html</text:p>
      <text:p text:style-name="P3"><text:span text:style-name="T2">2. Sing up on </text:span><text:span text:style-name="T3">GitHub</text:span><text:span text:style-name="T2"> </text:span><text:a xlink:type="simple" xlink:href="https://github.com/">https://github.com/</text:a></text:p>
      <text:p text:style-name="P3"><text:span text:style-name="T2">3. Proceed </text:span><text:span text:style-name="T3">GitHub</text:span><text:span text:style-name="T2"> steps </text:span><text:a xlink:type="simple" xlink:href="http://help.github.com/set-up-git-redirect">http://help.github.com/set-up-git-redirect</text:a></text:p>
      <text:p text:style-name="P3"><text:span text:style-name="T2">4 Download Intellij Idea Community Edition </text:span><text:a xlink:type="simple" xlink:href="http://www.jetbrains.com/idea/download/index.html">http://www.jetbrains.com/idea/download/index.html</text:a></text:p>
      <text:p text:style-name="P3"><text:span text:style-name="T2">5. Install Scala Plugin for Idea</text:span></text:p>
      <text:p text:style-name="P3"><text:span text:style-name="T2"><office:annotation><dc:date>2012-04-13T13:05:40</dc:date><text:p>&lt;!--[if gte vml 1]&gt;&lt;v:shapetype</text:p><text:p><text:s/>id="_x0000_t75" coordsize="21600,21600" o:spt="75" o:preferrelative="t"</text:p><text:p><text:s/>path="m@4@5l@4@11@9@11@9@5xe" filled="f" stroked="f"&gt;</text:p><text:p><text:s/>&lt;v:stroke joinstyle="miter"/&gt;</text:p><text:p><text:s/>&lt;v:formulas&gt;</text:p><text:p><text:s text:c="2"/>&lt;v:f eqn="if lineDrawn pixelLineWidth 0"/&gt;</text:p><text:p><text:s text:c="2"/>&lt;v:f eqn="sum @0 1 0"/&gt;</text:p><text:p><text:s text:c="2"/>&lt;v:f eqn="sum 0 0 @1"/&gt;</text:p><text:p><text:s text:c="2"/>&lt;v:f eqn="prod @2 1 2"/&gt;</text:p><text:p><text:s text:c="2"/>&lt;v:f eqn="prod @3 21600 pixelWidth"/&gt;</text:p><text:p><text:s text:c="2"/>&lt;v:f eqn="prod @3 21600 pixelHeight"/&gt;</text:p><text:p><text:s text:c="2"/>&lt;v:f eqn="sum @0 0 1"/&gt;</text:p><text:p><text:s text:c="2"/>&lt;v:f eqn="prod @6 1 2"/&gt;</text:p><text:p><text:s text:c="2"/>&lt;v:f eqn="prod @7 21600 pixelWidth"/&gt;</text:p><text:p><text:s text:c="2"/>&lt;v:f eqn="sum @8 21600 0"/&gt;</text:p><text:p><text:s text:c="2"/>&lt;v:f eqn="prod @7 21600 pixelHeight"/&gt;</text:p><text:p><text:s text:c="2"/>&lt;v:f eqn="sum @10 21600 0"/&gt;</text:p><text:p><text:s/>&lt;/v:formulas&gt;</text:p><text:p><text:s/>&lt;v:path o:extrusionok="f" gradientshapeok="t" o:connecttype="rect"/&gt;</text:p><text:p><text:s/>&lt;o:lock v:ext="edit" aspectratio="t"/&gt;</text:p><text:p>&lt;/v:shapetype&gt;&lt;v:shape id="Picture_x0020_1" o:spid="_x0000_i1031" type="#_x0000_t75"</text:p><text:p><text:s/>style='width:415pt;height:282pt;visibility:visible;mso-wrap-style:square'&gt;</text:p><text:p><text:s/>&lt;v:imagedata src="file://localhost/Users/stas/Library/Caches/TemporaryItems/msoclip/0/clip_image001.png"</text:p><text:p><text:s text:c="2"/>o:title=""/&gt;</text:p><text:p>&lt;/v:shape&gt;&lt;![endif]--&gt;</text:p></office:annotation></text:span><text:span text:style-name="T2"> </text:span><text:span text:style-name="T2"><draw:frame draw:style-name="fr1" draw:name="graphics1" text:anchor-type="as-char" svg:width="3.6575in" svg:height="2.4909in" draw:z-index="6"><draw:image xlink:href="../../../../../Library/Caches/TemporaryItems/msoclip/0/clip_image002.png" xlink:type="simple" xlink:show="embed" xlink:actuate="onLoad"/></draw:frame></text:span></text:p>
      <text:p text:style-name="P1">6. Clone Git repo: https://stasimus@github.com/stasimus/scala-training-code.git</text:p>
      <text:p text:style-name="P3"><text:span text:style-name="T3">git clone </text:span><text:span text:style-name="T3">https://stasimus@github.com/stasimus/scala-training-code.git</text:span></text:p>
      <text:p text:style-name="P1">7. Import into intellij IDEA as an existed Maven project</text:p>
      <text:p text:style-name="P2"><office:annotation><dc:date>2012-04-13T13:05:40</dc:date><text:p>&lt;!--[if gte vml 1]&gt;&lt;v:shape id="Picture_x0020_3"</text:p><text:p><text:s/>o:spid="_x0000_i1030" type="#_x0000_t75" style='width:415pt;height:160pt;</text:p><text:p><text:s/>visibility:visible;mso-wrap-style:square'&gt;</text:p><text:p><text:s/>&lt;v:imagedata src="file://localhost/Users/stas/Library/Caches/TemporaryItems/msoclip/0/clip_image003.png"</text:p><text:p><text:s text:c="2"/>o:title=""/&gt;</text:p><text:p>&lt;/v:shape&gt;&lt;![endif]--&gt;</text:p></office:annotation><draw:frame draw:style-name="fr1" draw:name="graphics2" text:anchor-type="as-char" svg:width="3.6575in" svg:height="1.4209in" draw:z-index="0"><draw:image xlink:href="../../../../../Library/Caches/TemporaryItems/msoclip/0/clip_image004.png" xlink:type="simple" xlink:show="embed" xlink:actuate="onLoad"/></draw:frame></text:p>
      <text:p text:style-name="P2"><office:annotation><dc:date>2012-04-13T13:05:40</dc:date><text:p>&lt;!--[if gte vml 1]&gt;&lt;v:shape id="Picture_x0020_4"</text:p><text:p><text:s/>o:spid="_x0000_i1029" type="#_x0000_t75" style='width:415pt;height:126pt;</text:p><text:p><text:s/>visibility:visible;mso-wrap-style:square'&gt;</text:p><text:p><text:s/>&lt;v:imagedata src="file://localhost/Users/stas/Library/Caches/TemporaryItems/msoclip/0/clip_image005.png"</text:p><text:p><text:s text:c="2"/>o:title=""/&gt;</text:p><text:p>&lt;/v:shape&gt;&lt;![endif]--&gt;</text:p></office:annotation><draw:frame draw:style-name="fr1" draw:name="graphics3" text:anchor-type="as-char" svg:width="3.6575in" svg:height="1.1228in" draw:z-index="1"><draw:image xlink:href="../../../../../Library/Caches/TemporaryItems/msoclip/0/clip_image006.png" xlink:type="simple" xlink:show="embed" xlink:actuate="onLoad"/></draw:frame></text:p>
      <text:p text:style-name="P1">Set switched on </text:p>
      <text:p text:style-name="P2">“<text:span text:style-name="T4">Import Maven Projects Automatically”</text:span></text:p>
      <text:p text:style-name="P2">“<text:span text:style-name="T4">Automatically Download Sources”</text:span></text:p>
      <text:p text:style-name="P2">“<text:span text:style-name="T4">Automatically Download Documentation”</text:span></text:p>
      <text:p text:style-name="P2"><text:soft-page-break/><office:annotation><dc:date>2012-04-13T13:05:40</dc:date><text:p>&lt;!--[if gte vml 1]&gt;&lt;v:shape id="Picture_x0020_5"</text:p><text:p><text:s/>o:spid="_x0000_i1028" type="#_x0000_t75" style='width:415pt;height:318pt;</text:p><text:p><text:s/>visibility:visible;mso-wrap-style:square'&gt;</text:p><text:p><text:s/>&lt;v:imagedata src="file://localhost/Users/stas/Library/Caches/TemporaryItems/msoclip/0/clip_image007.png"</text:p><text:p><text:s text:c="2"/>o:title=""/&gt;</text:p><text:p>&lt;/v:shape&gt;&lt;![endif]--&gt;</text:p></office:annotation><draw:frame draw:style-name="fr1" draw:name="graphics4" text:anchor-type="as-char" svg:width="3.6575in" svg:height="2.8071in" draw:z-index="2"><draw:image xlink:href="../../../../../Library/Caches/TemporaryItems/msoclip/0/clip_image008.png" xlink:type="simple" xlink:show="embed" xlink:actuate="onLoad"/></draw:frame></text:p>
      <text:p text:style-name="P2"><office:annotation><dc:date>2012-04-13T13:05:40</dc:date><text:p>&lt;!--[if gte vml 1]&gt;&lt;v:shape id="Picture_x0020_6"</text:p><text:p><text:s/>o:spid="_x0000_i1027" type="#_x0000_t75" style='width:415pt;height:175pt;</text:p><text:p><text:s/>visibility:visible;mso-wrap-style:square'&gt;</text:p><text:p><text:s/>&lt;v:imagedata src="file://localhost/Users/stas/Library/Caches/TemporaryItems/msoclip/0/clip_image009.png"</text:p><text:p><text:s text:c="2"/>o:title=""/&gt;</text:p><text:p>&lt;/v:shape&gt;&lt;![endif]--&gt;</text:p></office:annotation><draw:frame draw:style-name="fr1" draw:name="graphics5" text:anchor-type="as-char" svg:width="3.6575in" svg:height="1.5528in" draw:z-index="3"><draw:image xlink:href="../../../../../Library/Caches/TemporaryItems/msoclip/0/clip_image010.png" xlink:type="simple" xlink:show="embed" xlink:actuate="onLoad"/></draw:frame></text:p>
      <text:p text:style-name="P2"><office:annotation><dc:date>2012-04-13T13:05:40</dc:date><text:p>&lt;!--[if gte vml 1]&gt;&lt;v:shape id="Picture_x0020_7"</text:p><text:p><text:s/>o:spid="_x0000_i1026" type="#_x0000_t75" style='width:415pt;height:173pt;</text:p><text:p><text:s/>visibility:visible;mso-wrap-style:square'&gt;</text:p><text:p><text:s/>&lt;v:imagedata src="file://localhost/Users/stas/Library/Caches/TemporaryItems/msoclip/0/clip_image011.png"</text:p><text:p><text:s text:c="2"/>o:title=""/&gt;</text:p><text:p>&lt;/v:shape&gt;&lt;![endif]--&gt;</text:p></office:annotation><draw:frame draw:style-name="fr1" draw:name="graphics6" text:anchor-type="as-char" svg:width="3.6575in" svg:height="1.5354in" draw:z-index="4"><draw:image xlink:href="../../../../../Library/Caches/TemporaryItems/msoclip/0/clip_image012.png" xlink:type="simple" xlink:show="embed" xlink:actuate="onLoad"/></draw:frame></text:p>
      <text:p text:style-name="P2"><office:annotation><dc:date>2012-04-13T13:05:40</dc:date><text:p>&lt;!--[if gte vml 1]&gt;&lt;v:shape id="Picture_x0020_8"</text:p><text:p><text:s/>o:spid="_x0000_i1025" type="#_x0000_t75" style='width:415pt;height:146pt;</text:p><text:p><text:s/>visibility:visible;mso-wrap-style:square'&gt;</text:p><text:p><text:s/>&lt;v:imagedata src="file://localhost/Users/stas/Library/Caches/TemporaryItems/msoclip/0/clip_image013.png"</text:p><text:p><text:s text:c="2"/>o:title=""/&gt;</text:p><text:p>&lt;/v:shape&gt;&lt;![endif]--&gt;</text:p></office:annotation><draw:frame draw:style-name="fr1" draw:name="graphics7" text:anchor-type="as-char" svg:width="3.6575in" svg:height="1.298in" draw:z-index="5"><draw:image xlink:href="../../../../../Library/Caches/TemporaryItems/msoclip/0/clip_image014.png" xlink:type="simple" xlink:show="embed" xlink:actuate="onLoad"/></draw:frame></text:p>
      <text:p text:style-name="P1">8. Bingo!!!</text:p>
      <text:p text:style-name="Text_20_body"><office:annotation><dc:date>2012-04-13T13:05:40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Lucida Sans1" svg:font-family="'Lucida Sans'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as Shevchenko</meta:initial-creator>
    <meta:creation-date>2012-04-13T13:04:33</meta:creation-date>
    <meta:document-statistic meta:table-count="0" meta:image-count="7" meta:object-count="0" meta:page-count="2" meta:paragraph-count="21" meta:word-count="66" meta:character-count="656"/>
    <dc:date>2012-04-13T13:09:09</dc:date>
    <dc:creator>Stas Shevchenko</dc:creator>
    <meta:editing-duration>PT4M38S</meta:editing-duration>
    <meta:editing-cycles>1</meta:editing-cycles>
    <meta:generator>OpenOffice.org/3.3$Unix OpenOffice.org_project/330m20$Build-9567</meta:generator>
  </office:meta>
</office:document-meta>
</file>